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fdb3f"/>
    </style:style>
    <style:style style:name="P2" style:family="paragraph" style:parent-style-name="Preformatted_20_Text">
      <style:text-properties fo:font-style="italic" style:font-style-asian="italic" style:font-style-complex="italic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text-properties officeooo:paragraph-rsid="001fdb3f"/>
    </style:style>
    <style:style style:name="P6" style:family="paragraph" style:parent-style-name="Preformatted_20_Text" style:list-style-name="L3"/>
    <style:style style:name="P7" style:family="paragraph" style:parent-style-name="Preformatted_20_Text" style:list-style-name="L4"/>
    <style:style style:name="P8" style:family="paragraph" style:parent-style-name="Preformatted_20_Text" style:list-style-name="L5"/>
    <style:style style:name="P9" style:family="paragraph" style:parent-style-name="Preformatted_20_Text">
      <style:text-properties fo:font-style="italic" style:font-style-asian="italic" style:font-style-complex="italic"/>
    </style:style>
    <style:style style:name="P10" style:family="paragraph" style:parent-style-name="Preformatted_20_Text" style:list-style-name="L6"/>
    <style:style style:name="T1" style:family="text">
      <style:text-properties officeooo:rsid="001fdb3f"/>
    </style:style>
    <style:style style:name="T2" style:family="text">
      <style:text-properties officeooo:rsid="00237e79"/>
    </style:style>
    <style:style style:name="T3" style:family="text">
      <style:text-properties officeooo:rsid="0024d4e9"/>
    </style:style>
    <style:style style:name="T4" style:family="text">
      <style:text-properties officeooo:rsid="002623f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acob Kupersmith</text:h>
      <text:p text:style-name="P1"><text:span text:style-name="T1">404-989-5409</text:span> | <text:a xlink:type="simple" xlink:href="mailto:jake@jkup.org" text:style-name="Internet_20_link" text:visited-style-name="Visited_20_Internet_20_Link"><text:span text:style-name="T1">jake@jkup.org</text:span></text:a></text:p>
      <text:p text:style-name="P1"><text:a xlink:type="simple" xlink:href="https://www.linkedin.com/in/jkupersmith/" text:style-name="Internet_20_link" text:visited-style-name="Visited_20_Internet_20_Link">https://www.linkedin.com/in/jkupersmith/</text:a></text:p>
      <text:p text:style-name="Preformatted_20_Text"><text:a xlink:type="simple" xlink:href="https://github.com/jkupersmith" text:style-name="Internet_20_link" text:visited-style-name="Visited_20_Internet_20_Link">https://github.com/jkupersmith</text:a></text:p>
      <text:h text:style-name="Heading_20_2" text:outline-level="2">Summary</text:h>
      <text:p text:style-name="Preformatted_20_Text">I am a full-stack engineer with over 20 years professional experience working in telecommunications and cybersecurity industries.</text:p>
      <text:p text:style-name="Preformatted_20_Text">I am proficient leading products through the entire software development life cycle, collaborating effectively with cross-functional teams, and working under tight deadlines.</text:p>
      <text:p text:style-name="Preformatted_20_Text">I think of myself as a generalist but am most experienced developing back-end systems on Linux with a focus on networking, also I am no stranger to helping resolve issues in high pressure situations such as production outages and responding to zero-day vulnerabilities.</text:p>
      <text:h text:style-name="Heading_20_2" text:outline-level="2">Technical skills</text:h>
      <text:p text:style-name="Preformatted_20_Text">- Programming Languages: Python, Go, C/C++, Perl, <text:span text:style-name="T2">Java</text:span><text:span text:style-name="T3">S</text:span><text:span text:style-name="T2">cript, </text:span>Java</text:p>
      <text:p text:style-name="Preformatted_20_Text">- Databases: PostgreSQL, MariaDB/MySQL, Elasticsearch, MongoDB, Redis</text:p>
      <text:p text:style-name="Preformatted_20_Text">- Web Frameworks: Express.js, Vue.js, Angular</text:p>
      <text:p text:style-name="Preformatted_20_Text">- DevOps: Kubernetes, <text:span text:style-name="T4">Prometheus, </text:span>GitLab, Jenkins, Ansible</text:p>
      <text:h text:style-name="Heading_20_1" text:outline-level="1">Professional Experience</text:h>
      <text:h text:style-name="Heading_20_3" text:outline-level="3">Sr Staff Engineer | Balbix | San Jose, CA | <text:span text:style-name="T1">2021.11</text:span> - Present</text:h>
      <text:p text:style-name="P2">Balbix helps organization improve their cybersecurity posture through automation and AI.</text:p>
      <text:list text:style-name="L1">
        <text:list-item>
          <text:p text:style-name="P3">Developed framework for automating <text:a xlink:type="simple" xlink:href="https://www.cisecurity.org/cis-benchmarks" text:style-name="Internet_20_link" text:visited-style-name="Visited_20_Internet_20_Link">CIS Benchmarks</text:a> on Linux systems adding key capabilities to help customers comply with new SEC regulations.</text:p>
        </text:list-item>
        <text:list-item>
          <text:p text:style-name="P3">Developed detection strategies for zero-day vulnerabilities log4j, spring4shell, and Apache struts helping customers identify vulnerable systems and applications.</text:p>
        </text:list-item>
        <text:list-item>
          <text:p text:style-name="P3">Developed lightweight agents for Linux, macOS, and AIX systems that are deployed across hundreds of thousands of customer assets helping to power inventory and vulnerability management systems.</text:p>
        </text:list-item>
        <text:list-item>
          <text:p text:style-name="P3">Collaborated with engineering teams and product managers to design and implement new features, ensuring on-time and high-quality project delivery.</text:p>
        </text:list-item>
        <text:list-item>
          <text:p text:style-name="P3">Conducted code reviews, implemented unit tests, and worked closely with QE team to ensure software reliability.</text:p>
        </text:list-item>
        <text:list-item>
          <text:p text:style-name="P3">Mentored junior developers and provided technical guidance on best practices and coding standards.</text:p>
        </text:list-item>
        <text:list-item>
          <text:p text:style-name="P3">Conducted technical interviews for engineering and internship positions.</text:p>
        </text:list-item>
        <text:list-item>
          <text:p text:style-name="P3">Worked closely with customer support team and with customers directly.</text:p>
        </text:list-item>
      </text:list>
      <text:h text:style-name="Heading_20_3" text:outline-level="3">Software Developer | <text:span text:style-name="T1">m</text:span>yNetWatchman | Atlanta, GA | 2017.<text:span text:style-name="T1">07</text:span> - 2021.<text:span text:style-name="T1">11</text:span></text:h>
      <text:p text:style-name="P2"><text:span text:style-name="T1">myNetWatchman</text:span> provides unique identity intelligence solutions, financial fraud and reputation risk management.</text:p>
      <text:list text:style-name="L2">
        <text:list-item>
          <text:p text:style-name="P4">Developed and maintained ML/data processing pipelines and (dark-)web site scraping applications.</text:p>
        </text:list-item>
        <text:list-item>
          <text:p text:style-name="P5">Developed and maintained public web portal and APIs responsible for delivering core data feed to customers.</text:p>
        </text:list-item>
        <text:list-item>
          <text:p text:style-name="P4">Built and supported several clustered services deployed to on-premises <text:soft-page-break/>SuperMicro systems; 80 node elasticsearch cluster, 2PB ceph storage cluster, 100 node proxmox cluster, 30 node kubernetes cluster, multi-node rabbitmq clusters.</text:p>
        </text:list-item>
        <text:list-item>
          <text:p text:style-name="P4">Designed, built, and supported several smaller database solutions as well; PostgreSQL, MariaDB, Redis</text:p>
        </text:list-item>
        <text:list-item>
          <text:p text:style-name="P4">Migrated manually scaled data pipeline workers into kubernetes cluster and created auto-scaling based on workload.</text:p>
        </text:list-item>
        <text:list-item>
          <text:p text:style-name="P4">Design, build, and support custom CentOS linux based routers using iptables and iproute2.</text:p>
        </text:list-item>
        <text:list-item>
          <text:p text:style-name="P4">Support and enhance distributed packet capture and analysis system (Arkime Full Packet Capture, formerly Moloch)</text:p>
        </text:list-item>
      </text:list>
      <text:h text:style-name="Heading_20_3" text:outline-level="3">Software Engineer III | Cox <text:span text:style-name="T1">Communications</text:span> | Atlanta, GA | 2010.<text:span text:style-name="T1">08</text:span> - 2017.<text:span text:style-name="T1">07</text:span></text:h>
      <text:list text:style-name="L3">
        <text:list-item>
          <text:p text:style-name="P6">Developed and maintained customer premise equipment management system used by DOCSIS engineers, field technicians, and customer support staff to maintain high-quality and reliable service.</text:p>
        </text:list-item>
        <text:list-item>
          <text:p text:style-name="P6">Optimized and scaled the distributed SNMP collection process responsible for scanning ~12M cable modems and cable modem termination systems on an hourly schedule. <text:s/>Resulted in a 100% improvement in runtime performance and allowed the solution to scale to our largest markets without additional hardware.</text:p>
        </text:list-item>
        <text:list-item>
          <text:p text:style-name="P6">Conducted code reviews, implemented unit tests, and worked closely with QA and operations teams to ensure application reliability.</text:p>
        </text:list-item>
        <text:list-item>
          <text:p text:style-name="P6">Worked closely with DOCSIS engineering teams to deliver new features and enhancements in support of new cable modem and set-top box capabilities; i.e. IPv6, DOCSIS 3.1</text:p>
        </text:list-item>
      </text:list>
      <text:h text:style-name="Heading_20_3" text:outline-level="3">Network Admin | Cox Communications | Atlanta, GA | 2003.<text:span text:style-name="T1">06</text:span> - 2010.<text:span text:style-name="T1">08</text:span></text:h>
      <text:list text:style-name="L4">
        <text:list-item>
          <text:p text:style-name="P7">Developed and maintained network monitoring system responsible for delivering real-time alerts to the network operations center and reporting service availability, ensuring core services meet the required SLA and positive customer experience.</text:p>
        </text:list-item>
        <text:list-item>
          <text:p text:style-name="P7">Worked closely with product owners to develop intelligent health checks and performance monitoring of their systems and services. <text:s/>Helping provide engineers with the tools necessary to diagnose and troubleshoot health and performance related issues.</text:p>
        </text:list-item>
        <text:list-item>
          <text:p text:style-name="P7">Build repository of OSS packages for Sun Solaris running on SPARC systems using NetBSD's pkgsrc package manager.</text:p>
        </text:list-item>
        <text:list-item>
          <text:p text:style-name="P7">Managed team of offshore developers in 2009-2010, 50% travel. <text:s/>Helping to deliver new enhancements to web reporting and management portal.</text:p>
        </text:list-item>
      </text:list>
      <text:h text:style-name="Heading_20_3" text:outline-level="3">Systems Administrator | Usenetserver | Atlanta, GA | 2000 - 2003.<text:span text:style-name="T1">05</text:span></text:h>
      <text:list text:style-name="L5">
        <text:list-item>
          <text:p text:style-name="P8">Build and admin core systems and services; such as DNS, HTTP, RADIUS, and NNTP running on Solaris, FreeBSD, and Linux.</text:p>
        </text:list-item>
        <text:list-item>
          <text:p text:style-name="P8">Develop and maintain customer usage reports working closely with account team to generate monthly invoices.</text:p>
        </text:list-item>
        <text:list-item>
          <text:p text:style-name="P8">Developed network and server traffic utilization reports helping to ensure adequate service capacity.</text:p>
        </text:list-item>
      </text:list>
      <text:h text:style-name="Heading_20_3" text:outline-level="3">Technical Support | Lynxus | Atlanta, GA | 1998 - 2000</text:h>
      <text:p text:style-name="P2">Lynxus was a dial-up internet service provider that specialized in providing a family-friendly internet experience.</text:p>
      <text:list text:style-name="L6">
        <text:list-item>
          <text:p text:style-name="P10">Provided over the phone help to customers related to setup and troubleshooting dial-up internet service on Microsoft Windows.</text:p>
        </text:list-item>
        <text:list-item>
          <text:p text:style-name="P10">Developed small applications to assist members of the technical support staff quickly lookup useful information.</text:p>
        </text:list-item>
        <text:list-item>
          <text:p text:style-name="P10">Administration of RADIUS server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6T22:26:56.631419033</dc:date>
    <meta:editing-duration>PT19M31S</meta:editing-duration>
    <meta:editing-cycles>5</meta:editing-cycles>
    <meta:generator>LibreOffice/7.6.5.2$Linux_X86_64 LibreOffice_project/60$Build-2</meta:generator>
    <meta:print-date>2024-03-06T22:45:33.167972542</meta:print-date>
    <meta:printed-by>PDF files</meta:printed-by>
    <meta:document-statistic meta:table-count="0" meta:image-count="0" meta:object-count="0" meta:page-count="2" meta:paragraph-count="52" meta:word-count="804" meta:character-count="5673" meta:non-whitespace-character-count="4947"/>
  </office:meta>
</office:document-meta>
</file>